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448e6" officeooo:paragraph-rsid="000448e6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0448e6" officeooo:paragraph-rsid="000448e6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fo:font-weight="normal" officeooo:rsid="000448e6" officeooo:paragraph-rsid="000448e6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Dictionary:</text:p>
      <text:p text:style-name="P2"/>
      <text:list xml:id="list1880712202" text:style-name="L1">
        <text:list-item>
          <text:p text:style-name="P3"><text:span text:style-name="T1">ECMA</text:span>: European Computer Manufacturer's Association.</text:p>
        </text:list-item>
        <text:list-item>
          <text:p text:style-name="P3"><text:span text:style-name="T1">ES6</text:span>: ECMA script version 6 (JavaScript)</text:p>
        </text:list-item>
        <text:list-item>
          <text:p text:style-name="P3"><text:span text:style-name="T1">Intel 8085</text:span>: The Intel 8085 is an 8-bit microprocessor produced by Intel and introduced in</text:p>
          <text:p text:style-name="P3">March 1976.</text:p>
        </text:list-item>
        <text:list-item>
          <text:p text:style-name="P3"><text:span text:style-name="T1">Registers</text:span>: A processor register is a quickly accessible location available to a computer's</text:p>
          <text:p text:style-name="P3">processor.</text:p>
        </text:list-item>
        <text:list-item>
          <text:p text:style-name="P3"><text:span text:style-name="T1">Flags</text:span>: The FLAGS register is the status register that contains the current state of a</text:p>
          <text:p text:style-name="P3">CPU.</text:p>
        </text:list-item>
        <text:list-item>
          <text:p text:style-name="P3"><text:span text:style-name="T1">RAM</text:span>: Random Access Memory.</text:p>
        </text:list-item>
        <text:list-item>
          <text:p text:style-name="P3"><text:span text:style-name="T1">Simulator</text:span>: It is program used to behave like it were an actual object for which is is implemented for. Used for educational, and engineering purposes etc. </text:p>
        </text:list-item>
        <text:list-item>
          <text:p text:style-name="P3"><text:span text:style-name="T1">Assembler</text:span>: It is a program which converts assembly code to the binary.</text:p>
        </text:list-item>
        <text:list-item>
          <text:p text:style-name="P3"><text:span text:style-name="T1">Debugger</text:span>: It used to detect the logical errors in the program while executing it step by step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10:28:48.190189264</meta:creation-date>
    <dc:date>2022-01-28T10:32:35.783901426</dc:date>
    <meta:editing-duration>PT3M47S</meta:editing-duration>
    <meta:editing-cycles>1</meta:editing-cycles>
    <meta:document-statistic meta:table-count="0" meta:image-count="0" meta:object-count="0" meta:page-count="1" meta:paragraph-count="13" meta:word-count="131" meta:character-count="752" meta:non-whitespace-character-count="645"/>
    <meta:generator>LibreOffice/6.4.7.2$Linux_X86_64 LibreOffice_project/40$Build-2</meta:generator>
  </office:meta>
</office:document-meta>
</file>